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formula="of:=BASE([.A1];2)" office:value-type="string" office:string-value="10" calcext:value-type="string">
            <text:p>10</text:p>
          </table:table-cell>
          <table:table-cell table:formula="of:=2^[.A1]-1" office:value-type="float" office:value="3" calcext:value-type="float">
            <text:p>3</text:p>
          </table:table-cell>
          <table:table-cell table:style-name="ce2" table:formula="of:=BASE([.C1];2)" office:value-type="string" office:string-value="11" calcext:value-type="string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2];2)" office:value-type="string" office:string-value="11" calcext:value-type="string">
            <text:p>11</text:p>
          </table:table-cell>
          <table:table-cell table:formula="of:=2^[.A2]-1" office:value-type="float" office:value="7" calcext:value-type="float">
            <text:p>7</text:p>
          </table:table-cell>
          <table:table-cell table:style-name="ce2" table:formula="of:=BASE([.C2];2)" office:value-type="string" office:string-value="111" calcext:value-type="string">
            <text:p>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3];2)" office:value-type="string" office:string-value="101" calcext:value-type="string">
            <text:p>101</text:p>
          </table:table-cell>
          <table:table-cell table:formula="of:=2^[.A3]-1" office:value-type="float" office:value="31" calcext:value-type="float">
            <text:p>31</text:p>
          </table:table-cell>
          <table:table-cell table:style-name="ce2" table:formula="of:=BASE([.C3];2)" office:value-type="string" office:string-value="11111" calcext:value-type="string">
            <text:p>11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4];2)" office:value-type="string" office:string-value="111" calcext:value-type="string">
            <text:p>111</text:p>
          </table:table-cell>
          <table:table-cell table:formula="of:=2^[.A4]-1" office:value-type="float" office:value="127" calcext:value-type="float">
            <text:p>127</text:p>
          </table:table-cell>
          <table:table-cell table:style-name="ce2" table:formula="of:=BASE([.C4];2)" office:value-type="string" office:string-value="1111111" calcext:value-type="string">
            <text:p>11111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5];2)" office:value-type="string" office:string-value="1101" calcext:value-type="string">
            <text:p>1101</text:p>
          </table:table-cell>
          <table:table-cell table:formula="of:=2^[.A5]-1" office:value-type="float" office:value="8191" calcext:value-type="float">
            <text:p>8191</text:p>
          </table:table-cell>
          <table:table-cell table:style-name="ce2" table:formula="of:=BASE([.C5];2)" office:value-type="string" office:string-value="1111111111111" calcext:value-type="string">
            <text:p>11111111111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6];2)" office:value-type="string" office:string-value="10001" calcext:value-type="string">
            <text:p>10001</text:p>
          </table:table-cell>
          <table:table-cell table:formula="of:=2^[.A6]-1" office:value-type="float" office:value="131071" calcext:value-type="float">
            <text:p>131071</text:p>
          </table:table-cell>
          <table:table-cell table:style-name="ce2" table:formula="of:=BASE([.C6];2)" office:value-type="string" office:string-value="11111111111111111" calcext:value-type="string">
            <text:p>111111111111111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7];2)" office:value-type="string" office:string-value="10011" calcext:value-type="string">
            <text:p>10011</text:p>
          </table:table-cell>
          <table:table-cell table:formula="of:=2^[.A7]-1" office:value-type="float" office:value="524287" calcext:value-type="float">
            <text:p>524287</text:p>
          </table:table-cell>
          <table:table-cell table:style-name="ce2" table:formula="of:=BASE([.C7];2)" office:value-type="string" office:string-value="1111111111111111111" calcext:value-type="string">
            <text:p>11111111111111111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8];2)" office:value-type="string" office:string-value="11111" calcext:value-type="string">
            <text:p>11111</text:p>
          </table:table-cell>
          <table:table-cell table:formula="of:=2^[.A8]-1" office:value-type="float" office:value="2147483647" calcext:value-type="float">
            <text:p>2147483647</text:p>
          </table:table-cell>
          <table:table-cell table:style-name="ce2" table:formula="of:=BASE([.C8];2)" office:value-type="string" office:string-value="1111111111111111111111111111111" calcext:value-type="string">
            <text:p>11111111111111111111111111111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9];2)" office:value-type="string" office:string-value="1011" calcext:value-type="string">
            <text:p>1011</text:p>
          </table:table-cell>
          <table:table-cell table:formula="of:=2^[.A9]-1" office:value-type="float" office:value="2047" calcext:value-type="float">
            <text:p>2047</text:p>
          </table:table-cell>
          <table:table-cell table:style-name="ce2" table:formula="of:=BASE([.C9];2)" office:value-type="string" office:string-value="11111111111" calcext:value-type="string">
            <text:p>1111111111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3">
          <table:table-cell table:number-columns-repeated="3"/>
          <table:table-cell table:style-name="ce2"/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DECIMAL([.A1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IMAL(&quot;111&quot;;1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IMAL([.A3];1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DECIMAL([.A4];10)"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111" calcext:value-type="float">
            <text:p>11111</text:p>
          </table:table-cell>
          <table:table-cell table:formula="of:=DECIMAL([.A5];10)" office:value-type="float" office:value="11111" calcext:value-type="float">
            <text:p>11111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table:formula="of:=DECIMAL([.A6];10)" office:value-type="float" office:value="111111" calcext:value-type="float">
            <text:p>111111</text:p>
          </table:table-cell>
        </table:table-row>
        <table:table-row table:style-name="ro1">
          <table:table-cell office:value-type="float" office:value="1111111" calcext:value-type="float">
            <text:p>1111111</text:p>
          </table:table-cell>
          <table:table-cell table:formula="of:=DECIMAL([.A7];10)" office:value-type="float" office:value="1111111" calcext:value-type="float">
            <text:p>1111111</text:p>
          </table:table-cell>
        </table:table-row>
        <table:table-row table:style-name="ro1">
          <table:table-cell office:value-type="float" office:value="11111111" calcext:value-type="float">
            <text:p>11111111</text:p>
          </table:table-cell>
          <table:table-cell table:formula="of:=DECIMAL([.A8];10)" office:value-type="float" office:value="11111111" calcext:value-type="float">
            <text:p>11111111</text:p>
          </table:table-cell>
        </table:table-row>
        <table:table-row table:style-name="ro1">
          <table:table-cell office:value-type="float" office:value="111111111" calcext:value-type="float">
            <text:p>111111111</text:p>
          </table:table-cell>
          <table:table-cell table:formula="of:=DECIMAL([.A9];10)" office:value-type="float" office:value="111111111" calcext:value-type="float">
            <text:p>111111111</text:p>
          </table:table-cell>
        </table:table-row>
        <table:table-row table:style-name="ro1">
          <table:table-cell office:value-type="float" office:value="1111111111" calcext:value-type="float">
            <text:p>1111111111</text:p>
          </table:table-cell>
          <table:table-cell table:formula="of:=DECIMAL([.A10];10)" office:value-type="float" office:value="1111111111" calcext:value-type="float">
            <text:p>1111111111</text:p>
          </table:table-cell>
        </table:table-row>
        <table:table-row table:style-name="ro1">
          <table:table-cell office:value-type="float" office:value="111111111111" calcext:value-type="float">
            <text:p>111111111111</text:p>
          </table:table-cell>
          <table:table-cell table:formula="of:=DECIMAL([.A11];10)" office:value-type="float" office:value="111111111111" calcext:value-type="float">
            <text:p>11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5:03:44.6266417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4:03:30.324194139</meta:creation-date>
    <dc:date>2016-03-23T17:23:04.551446864</dc:date>
    <meta:editing-duration>PT1H26M30S</meta:editing-duration>
    <meta:editing-cycles>2</meta:editing-cycles>
    <meta:generator>LibreOffice/5.0.5.2$Linux_X86_64 LibreOffice_project/55b006a02d247b5f7215fc6ea0fde844b30035b3</meta:generator>
    <meta:document-statistic meta:table-count="2" meta:cell-count="67" meta:object-count="0"/>
  </office:meta>
</office:document-meta>
</file>